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0.788cm" fo:min-width="4.288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1cm" fo:min-width="4.5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draw:stroke="solid" svg:stroke-width="0.212cm" svg:stroke-color="#ffbf00" draw:marker-start-width="0.518cm" draw:marker-end-width="0.518cm" draw:fill="none" draw:textarea-horizontal-align="justify" draw:textarea-vertical-align="middle" draw:auto-grow-height="false" fo:min-height="0.788cm" fo:min-width="4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788cm" fo:min-width="2.53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draw:stroke="solid" svg:stroke-width="0.212cm" svg:stroke-color="#395511" draw:marker-start-width="0.518cm" draw:marker-end-width="0.518cm" draw:fill="none" draw:textarea-horizontal-align="justify" draw:textarea-vertical-align="middle" draw:auto-grow-height="false" fo:min-height="16.288cm" fo:min-width="15.788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svg:stroke-width="0.212cm" svg:stroke-color="#800080" draw:marker-start-width="0.518cm" draw:marker-end-width="0.518cm" draw:fill="none" draw:textarea-horizontal-align="justify" draw:textarea-vertical-align="middle" draw:auto-grow-height="false" fo:min-height="2.19cm" fo:min-width="1.94cm" fo:padding-top="0.231cm" fo:padding-bottom="0.231cm" fo:padding-left="0.356cm" fo:padding-right="0.356cm"/>
      <style:paragraph-properties style:writing-mode="lr-tb"/>
    </style:style>
    <style:style style:name="gr7" style:family="graphic" style:parent-style-name="objectwithoutfill">
      <style:graphic-properties svg:stroke-width="0.212cm" svg:stroke-color="#ff8000" draw:marker-start-width="0.518cm" draw:marker-end="Puntas_20_de_20_flecha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8000" draw:marker-start-width="0.518cm" draw:marker-end="Puntas_20_de_20_flecha_20_2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solid" svg:stroke-width="0.212cm" svg:stroke-color="#bf0041" draw:marker-start-width="0.518cm" draw:marker-end-width="0.518cm" draw:fill="none" draw:textarea-horizontal-align="justify" draw:textarea-vertical-align="middle" draw:auto-grow-height="false" fo:min-height="0.788cm" fo:min-width="0.738cm" fo:padding-top="0.231cm" fo:padding-bottom="0.231cm" fo:padding-left="0.356cm" fo:padding-right="0.35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5cm" svg:height="1.25cm" svg:x="11.2cm" svg:y="7.0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25cm" svg:x="11.2cm" svg:y="17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25cm" svg:x="11.2cm" svg:y="10.8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.25cm" svg:x="11.2cm" svg:y="9.6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cm" svg:height="1.25cm" svg:x="11.2cm" svg:y="8.3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11.2cm" svg:y="5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11.2cm" svg:y="4.5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11.2cm" svg:y="3.2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25cm" svg:height="2.25cm" svg:x="5.5cm" svg:y="9.5cm"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5cm" svg:height="16.75cm" svg:x="9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5cm" svg:height="3.75cm" svg:x="0.2cm" svg:y="8.75cm">
          <text:p text:style-name="P1">cl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95cm" svg:y1="10.75cm" svg:x2="5.5cm" svg:y2="10.75cm">
          <text:p/>
        </draw:line>
        <draw:connector draw:style-name="gr8" draw:text-style-name="P3" draw:layer="layout" draw:line-skew="0.275cm" svg:x1="8.75cm" svg:y1="10.625cm" svg:x2="11.2cm" svg:y2="12.775cm" draw:start-shape="id1" draw:start-glue-point="1" draw:end-shape="id2" draw:end-glue-point="3" svg:d="M8750 10625h1500v2150h950" svg:viewBox="0 0 2451 2151">
          <text:p/>
        </draw:connector>
        <draw:connector draw:style-name="gr8" draw:text-style-name="P3" draw:layer="layout" svg:x1="16.2cm" svg:y1="8.975cm" svg:x2="18.45cm" svg:y2="11.375cm" draw:start-shape="id3" draw:start-glue-point="1" draw:end-shape="id4" draw:end-glue-point="3" svg:d="M16200 8975h1125v2400h1125" svg:viewBox="0 0 2251 2401">
          <text:p/>
        </draw:connector>
        <draw:custom-shape draw:style-name="gr1" draw:text-style-name="P2" draw:layer="layout" svg:width="5cm" svg:height="1.25cm" svg:x="11.2cm" svg:y="15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11.2cm" svg:y="14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11.2cm" svg:y="13.4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cm" svg:height="1.25cm" svg:x="11.2cm" svg:y="12.1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1.45cm" svg:height="1.25cm" svg:x="18.45cm" svg:y="10.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5cm" svg:height="1.25cm" svg:x="19.9cm" svg:y="10.7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45cm" svg:height="1.25cm" svg:x="21.35cm" svg:y="10.7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1.45cm" svg:height="1.25cm" svg:x="22.8cm" svg:y="10.75cm">
          <text:p text:style-name="P1">7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-0.473cm" svg:x1="24.25cm" svg:y1="11.375cm" svg:x2="27.089cm" svg:y2="9.298cm" draw:start-shape="id5" draw:start-glue-point="1" svg:d="M24250 11375h1250v-2077h1589" svg:viewBox="0 0 2840 20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18:34:52.057457743</meta:creation-date>
    <dc:date>2021-11-17T07:44:42.440185370</dc:date>
    <meta:editing-duration>PT21M39S</meta:editing-duration>
    <meta:editing-cycles>2</meta:editing-cycles>
    <meta:generator>LibreOffice/7.2.2.2$Linux_X86_64 LibreOffice_project/20$Build-2</meta:generator>
    <meta:document-statistic meta:object-count="23"/>
  </office:meta>
</office:document-meta>
</file>